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DocumentExtensionAttachment.OffDocumentExtensionAttachment( ExtensionAttachment attach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DocumentExtensionAttachment.getWhenTo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DocumentExtensionAttachment.get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DocumentExtensionAttach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